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4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none"/>
    </style:style>
    <style:style style:name="T27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background-color="transparent"/>
    </style:style>
    <style:style style:name="T2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ALIBRATION CERTIFICATE</text:p>
      <text:p text:style-name="P21"><text:span text:style-name="T20">Type: BDKG-</text:span><text:span text:style-name="T21">2</text:span><text:span text:style-name="T20">24</text:span><text:span text:style-name="T7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1">S</text:span><text:span text:style-name="T25">/</text:span><text:span text:style-name="T11">N</text:span><text:span text:style-name="T25">: <text:s text:c="2"/></text:span><text:span text:style-name="T27">$allSerial</text:span></text:p>
      <text:p text:style-name="P4"/>
      <text:p text:style-name="P3">Measurement limits: </text:p>
      <text:p text:style-name="P4">BDKG-224: γ 0.04 µSv/h – 1 Sv/h;</text:p>
      <text:p text:style-name="P8"/>
      <text:p text:style-name="P3">Measurement error: </text:p>
      <text:p text:style-name="P15">BDKG-224: γ 0.04 µSv/h – 0.1 µSv/h: ±15%</text:p>
      <text:p text:style-name="P15"><text:span text:style-name="T26"><text:tab/> <text:s text:c="5"/></text:span><text:s/>γ 0.1 µSv/h – 1 Sv/h: ±10%</text:p>
      <text:p text:style-name="P12"/>
      <text:p text:style-name="P3">Operating conditions: </text:p>
      <text:p text:style-name="P26"><text:span text:style-name="T10">- Air temperature<text:tab/></text:span><text:span text:style-name="T22"><text:tab/><text:tab/><text:tab/>+</text:span><text:span text:style-name="T10">$temp</text:span><text:span text:style-name="T22"> °</text:span><text:span text:style-name="T10">C</text:span></text:p>
      <text:p text:style-name="P28">- Atmospheric pressure<text:tab/><text:tab/><text:tab/><text:tab/>98,5 kPa</text:p>
      <text:p text:style-name="P26"><text:span text:style-name="T10">- Relative humidity<text:tab/><text:tab/></text:span><text:span text:style-name="T10"><text:tab/><text:tab/>$vlag %</text:span></text:p>
      <text:p text:style-name="P27">- Gamma radiation background<text:tab/><text:tab/><text:tab/>$bground <text:s/>nSv/h</text:p>
      <text:p text:style-name="Standard"><text:span text:style-name="Знак_20_примечания"/></text:p>
      <text:p text:style-name="P20"><text:span text:style-name="Знак_20_примечания"><text:span text:style-name="T6">$facility_13+11eng </text:span></text:span></text:p>
      <text:p text:style-name="P5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4"><text:span text:style-name="T8">BDKG-224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0">Dose rate at check point <text:span text:style-name="T14">Ḣ</text:span><text:span text:style-name="T17">oi</text:span><text:span text:style-name="T23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31">Distan-ce to source, </text:p>
            <text:p text:style-name="P32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28">Relative gamma radiation dose rate measure-ment</text:span> error</text:p>
            <text:p text:style-name="P35"><text:span text:style-name="T14">θ</text:span><text:span text:style-name="T18">пр</text:span><text:span text:style-name="T17">i</text:span>, %</text:p>
          </table:table-cell>
          <table:table-cell table:style-name="t1.B2" table:number-rows-spanned="3" office:value-type="string">
            <text:p text:style-name="P33">Confiden-ce limit of the intrinsic <text:s/>relative error <text:span text:style-name="T29">Δ</text:span><text:span text:style-name="T17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25"><text:span text:style-name="T8">Measured value</text:span> <text:span text:style-name="T14">Ḣ</text:span><text:span text:style-name="T13">*</text:span><text:span text:style-name="T16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8">Average value</text:span>, <text:span text:style-name="T9">H</text:span><text:span text:style-name="T16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4">H</text:span><text:span text:style-name="T15">1</text:span></text:p>
          </table:table-cell>
          <table:table-cell table:style-name="t1.D3" office:value-type="string">
            <text:p text:style-name="P25"><text:span text:style-name="T9">H</text:span><text:span text:style-name="T15">2</text:span></text:p>
          </table:table-cell>
          <table:table-cell table:style-name="t1.D3" office:value-type="string">
            <text:p text:style-name="P25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8">0,06</text:span> µ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8" office:value-type="string">
            <text:p text:style-name="P10">±<text:span text:style-name="T8">15</text:span></text:p>
          </table:table-cell>
        </table:table-row>
        <table:table-row table:style-name="t1.5">
          <table:table-cell table:style-name="t1.A5" office:value-type="string">
            <text:p text:style-name="P10">0,7 µ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10">7 µ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µ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0">0,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0"><text:span text:style-name="T19">0,7</text:span> Sv/h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22:23.26</dc:date>
    <meta:print-date>2019-04-03T15:18:00</meta:print-date>
    <meta:editing-cycles>154</meta:editing-cycles>
    <meta:editing-duration>PT10H44M47S</meta:editing-duration>
    <meta:generator>OpenOffice/4.1.6$Win32 OpenOffice.org_project/416m1$Build-9790</meta:generator>
    <meta:document-statistic meta:table-count="2" meta:image-count="1" meta:object-count="0" meta:page-count="1" meta:paragraph-count="124" meta:word-count="223" meta:character-count="1413"/>
  </office:meta>
</office:document-meta>
</file>